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frac>
              <mn>1</mn>
              <mi mathvariant="normal">Γ</mi>
            </mfrac>
            <mrow>
              <mfrac>
                <mrow>
                  <mtext>d</mtext>
                  <mi mathvariant="normal">Γ</mi>
                </mrow>
                <mrow>
                  <mtext>d</mtext>
                  <mi>cos</mi>
                  <mi mathvariant="normal">θ</mi>
                </mrow>
              </mfrac>
              <mo stretchy="false">=</mo>
              <mfrac>
                <mn>3</mn>
                <mn>4</mn>
              </mfrac>
            </mrow>
            <mrow>
              <mo fence="true" stretchy="true">(</mo>
              <mrow>
                <mrow>
                  <mn>1</mn>
                  <mo stretchy="false">−</mo>
                  <msub>
                    <mi>F</mi>
                    <mi>H</mi>
                  </msub>
                </mrow>
              </mrow>
              <mo fence="true" stretchy="true">)</mo>
            </mrow>
            <mrow>
              <mrow>
                <mo fence="true" stretchy="true">(</mo>
                <mrow>
                  <mrow>
                    <mrow>
                      <mn>1</mn>
                      <mo stretchy="false">−</mo>
                      <msup>
                        <mi>cos</mi>
                        <mn>2</mn>
                      </msup>
                    </mrow>
                    <mi mathvariant="normal">θ</mi>
                  </mrow>
                </mrow>
                <mo fence="true" stretchy="true">)</mo>
              </mrow>
              <mo stretchy="false">+</mo>
              <mfrac>
                <mn>1</mn>
                <mn>2</mn>
              </mfrac>
            </mrow>
            <mrow>
              <msub>
                <mi>F</mi>
                <mi>H</mi>
              </msub>
              <mo stretchy="false">+</mo>
              <msub>
                <mi>A</mi>
                <mi mathvariant="italic">FB</mi>
              </msub>
            </mrow>
            <mi>cos</mi>
            <mi mathvariant="normal">θ</mi>
          </mrow>
        </mtd>
      </mtr>
      <mtr>
        <mtd>
          <mrow/>
        </mtd>
      </mtr>
      <mtr>
        <mtd>
          <mrow/>
        </mtd>
      </mtr>
      <mtr>
        <mtd>
          <mrow>
            <mrow>
              <mstyle mathvariant="sans-serif">
                <mtext>B</mtext>
              </mstyle>
              <mo stretchy="false">=</mo>
              <mfrac>
                <mn>1</mn>
                <msub>
                  <mi mathvariant="normal">Γ</mi>
                  <mi mathvariant="italic">tot</mi>
                </msub>
              </mfrac>
            </mrow>
            <mrow>
              <mo stretchy="false">∫</mo>
              <mtext>d</mtext>
            </mrow>
            <msup>
              <mi>q</mi>
              <mn>2</mn>
            </msup>
            <mfrac>
              <mrow>
                <mtext>d</mtext>
                <msub>
                  <mi mathvariant="normal">Γ</mi>
                  <mrow/>
                </msub>
              </mrow>
              <mrow>
                <mtext>d</mtext>
                <msup>
                  <mi>q</mi>
                  <mn>2</mn>
                </msup>
              </mrow>
            </mfrac>
          </mrow>
        </mtd>
      </mtr>
      <mtr>
        <mtd>
          <mrow/>
        </mtd>
      </mtr>
      <mtr>
        <mtd>
          <mrow/>
        </mtd>
      </mtr>
      <mtr>
        <mtd>
          <mi mathvariant="normal">ℓ</mi>
        </mtd>
      </mtr>
    </mtable>
    <annotation encoding="StarMath 5.0">1 over {%GAMMA} {alignc "d" %GAMMA} over {"d"cos %theta} = 3 over 4 left ( 1 - F_H  right ) left ( 1 - cos ^2 %theta right ) + 1 over 2 F_H + A_FB cos %theta

newline
newline
newline

font sans "B" = 1 over %GAMMA_tot int "d" q^2  { {"d" %GAMMA_{}} over {"d" q^2}}

newline
newline
newline

%ell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21:23:55.081640221</meta:creation-date>
    <meta:generator>LibreOffice/4.2.7.2$Linux_X86_64 LibreOffice_project/420m0$Build-2</meta:generator>
  </office:meta>
</office:document-meta>
</file>